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--------------- Kruskal's Algorithm ---------------</text:p>
      <text:p text:style-name="Standard">def kruskal(n, edges, names):</text:p>
      <text:p text:style-name="Standard"><text:s text:c="4"/># Sort edges by weight</text:p>
      <text:p text:style-name="Standard"><text:s text:c="4"/>edges.sort(key=lambda x: x[2])</text:p>
      <text:p text:style-name="Standard"><text:s text:c="4"/>parent = list(range(n))</text:p>
      <text:p text:style-name="Standard"/>
      <text:p text:style-name="Standard"><text:s text:c="4"/>def find(i):</text:p>
      <text:p text:style-name="Standard"><text:s text:c="8"/>while parent[i] != i:</text:p>
      <text:p text:style-name="Standard"><text:s text:c="12"/>parent[i] = parent[parent[i]] <text:s/># Path compression</text:p>
      <text:p text:style-name="Standard"><text:s text:c="12"/>i = parent[i]</text:p>
      <text:p text:style-name="Standard"><text:s text:c="8"/>return i</text:p>
      <text:p text:style-name="Standard"/>
      <text:p text:style-name="Standard"><text:s text:c="4"/>mst = []</text:p>
      <text:p text:style-name="Standard"><text:s text:c="4"/>total_cost = 0</text:p>
      <text:p text:style-name="Standard"><text:s text:c="4"/>for u, v, w in edges:</text:p>
      <text:p text:style-name="Standard"><text:s text:c="8"/>pu, pv = find(u), find(v)</text:p>
      <text:p text:style-name="Standard"><text:s text:c="8"/>if pu != pv:</text:p>
      <text:p text:style-name="Standard"><text:s text:c="12"/>mst.append((u, v, w))</text:p>
      <text:p text:style-name="Standard"><text:s text:c="12"/>total_cost += w</text:p>
      <text:p text:style-name="Standard"><text:s text:c="12"/>parent[pu] = pv <text:s/># Union</text:p>
      <text:p text:style-name="Standard"/>
      <text:p text:style-name="Standard"><text:s text:c="4"/>print("\nMST using Kruskal's Algorithm:")</text:p>
      <text:p text:style-name="Standard"><text:s text:c="4"/>for u, v, w in mst:</text:p>
      <text:p text:style-name="Standard"><text:s text:c="8"/>print(f"{names[u]} -- {names[v]} == {w}")</text:p>
      <text:p text:style-name="Standard"><text:s text:c="4"/>print("Total Cost of MST =", total_cost)</text:p>
      <text:p text:style-name="Standard"/>
      <text:p text:style-name="Standard"># --------------- Prim's Algorithm ---------------</text:p>
      <text:p text:style-name="Standard">def prim(n, adj, names):</text:p>
      <text:p text:style-name="Standard"><text:s text:c="4"/>selected = [False]*n</text:p>
      <text:p text:style-name="Standard"><text:s text:c="4"/>selected[0] = True <text:s/># Start from node 0</text:p>
      <text:p text:style-name="Standard"><text:s text:c="4"/>mst = []</text:p>
      <text:p text:style-name="Standard"><text:s text:c="4"/>total_cost = 0</text:p>
      <text:p text:style-name="Standard"><text:s text:c="4"/>for _ in range(n-1):</text:p>
      <text:p text:style-name="Standard"><text:s text:c="8"/>u = v = -1</text:p>
      <text:p text:style-name="Standard"><text:s text:c="8"/>min_w = float('inf')</text:p>
      <text:p text:style-name="Standard"><text:s text:c="8"/>for i in range(n):</text:p>
      <text:p text:style-name="Standard"><text:s text:c="12"/>if selected[i]:</text:p>
      <text:p text:style-name="Standard"><text:s text:c="16"/>for j in range(n):</text:p>
      <text:p text:style-name="Standard"><text:s text:c="20"/>if not selected[j] and adj[i][j] &gt; 0:</text:p>
      <text:p text:style-name="Standard"><text:s text:c="24"/>if adj[i][j] &lt; min_w:</text:p>
      <text:p text:style-name="Standard"><text:s text:c="28"/>u, v, min_w = i, j, adj[i][j]</text:p>
      <text:p text:style-name="Standard"><text:s text:c="8"/>if v == -1:</text:p>
      <text:p text:style-name="Standard"><text:s text:c="12"/>break <text:s/># Disconnected graph case</text:p>
      <text:p text:style-name="Standard"><text:s text:c="8"/>mst.append((u, v, min_w))</text:p>
      <text:p text:style-name="Standard"><text:s text:c="8"/>total_cost += min_w</text:p>
      <text:p text:style-name="Standard"><text:s text:c="8"/>selected[v] = True</text:p>
      <text:p text:style-name="Standard"/>
      <text:p text:style-name="Standard"><text:s text:c="4"/>print("\nMST using Prim's Algorithm:")</text:p>
      <text:p text:style-name="Standard"><text:s text:c="4"/>for u, v, w in mst:</text:p>
      <text:p text:style-name="Standard"><text:s text:c="8"/>print(f"{names[u]} -- {names[v]} == {w}")</text:p>
      <text:p text:style-name="Standard"><text:s text:c="4"/>print("Total Cost of MST =", total_cost)</text:p>
      <text:p text:style-name="Standard"/>
      <text:p text:style-name="Standard"><text:soft-page-break/># --------------- Main Program ---------------</text:p>
      <text:p text:style-name="Standard">if __name__ == "__main__":</text:p>
      <text:p text:style-name="Standard"><text:s text:c="4"/>n = int(input("Enter number of departments: "))</text:p>
      <text:p text:style-name="Standard"><text:s text:c="4"/>names = []</text:p>
      <text:p text:style-name="Standard"><text:s text:c="4"/>print("\n----------- Enter department names -----------")</text:p>
      <text:p text:style-name="Standard"><text:s text:c="4"/>for i in range(n):</text:p>
      <text:p text:style-name="Standard"><text:s text:c="8"/>names.append(input(f"Department {i+1} Name: "))</text:p>
      <text:p text:style-name="Standard"/>
      <text:p text:style-name="Standard"><text:s text:c="4"/>edges = []</text:p>
      <text:p text:style-name="Standard"><text:s text:c="4"/>m = int(input("\nEnter number of paths (edges): "))</text:p>
      <text:p text:style-name="Standard"><text:s text:c="4"/>print("\n----------- Enter edges -----------")</text:p>
      <text:p text:style-name="Standard"><text:s text:c="4"/>for _ in range(m):</text:p>
      <text:p text:style-name="Standard"><text:s text:c="8"/>dept1 = input("Dept1_Name= ")</text:p>
      <text:p text:style-name="Standard"><text:s text:c="8"/>dept2 = input("Dept2_Name= ")</text:p>
      <text:p text:style-name="Standard"><text:s text:c="8"/>w = int(input("Distance= "))</text:p>
      <text:p text:style-name="Standard"><text:s text:c="8"/>u = names.index(dept1)</text:p>
      <text:p text:style-name="Standard"><text:s text:c="8"/>v = names.index(dept2)</text:p>
      <text:p text:style-name="Standard"><text:s text:c="8"/>edges.append((u, v, w))</text:p>
      <text:p text:style-name="Standard"/>
      <text:p text:style-name="Standard"><text:s text:c="4"/># Adjacency matrix</text:p>
      <text:p text:style-name="Standard"><text:s text:c="4"/>adj = [[0]*n for _ in range(n)]</text:p>
      <text:p text:style-name="Standard"><text:s text:c="4"/>for u, v, w in edges:</text:p>
      <text:p text:style-name="Standard"><text:s text:c="8"/>adj[u][v] = adj[v][u] = w</text:p>
      <text:p text:style-name="Standard"/>
      <text:p text:style-name="Standard"><text:s text:c="4"/># Run algorithms</text:p>
      <text:p text:style-name="Standard"><text:s text:c="4"/>kruskal(n, edges[:], names) <text:s/># Pass a copy so sorting does not affect other input</text:p>
      <text:p text:style-name="Standard"><text:s text:c="4"/>prim(n, adj, nam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15:55.579193865</meta:creation-date>
    <dc:date>2025-11-08T19:18:47.887827203</dc:date>
    <meta:editing-duration>PT2M53S</meta:editing-duration>
    <meta:editing-cycles>1</meta:editing-cycles>
    <meta:document-statistic meta:table-count="0" meta:image-count="0" meta:object-count="0" meta:page-count="2" meta:paragraph-count="70" meta:word-count="310" meta:character-count="2335" meta:non-whitespace-character-count="1624"/>
    <meta:generator>LibreOffice/6.0.7.3$Linux_x86 LibreOffice_project/00m0$Build-3</meta:generator>
  </office:meta>
</office:document-meta>
</file>